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9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formula="of:=IF([.A1]&gt;[.B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A2]&gt;[.B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IF([.A3]&gt;[.B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IF([.A4]&gt;[.B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IF([.A5]&gt;[.B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IF([.A6]&gt;[.B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IF([.A7]&gt;[.B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formula="of:=IF([.A8]&gt;[.B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IF([.A9]&gt;[.B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IF([.A10]&gt;[.B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IF([.A11]&gt;[.B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IF([.A12]&gt;[.B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A13]&gt;[.B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formula="of:=IF([.A14]&gt;[.B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formula="of:=IF([.A15]&gt;[.B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IF([.A16]&gt;[.B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IF([.A17]&gt;[.B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formula="of:=IF([.A18]&gt;[.B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IF([.A19]&gt;[.B1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IF([.A20]&gt;[.B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IF([.A21]&gt;[.B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formula="of:=IF([.A22]&gt;[.B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IF([.A23]&gt;[.B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formula="of:=IF([.A24]&gt;[.B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IF([.A25]&gt;[.B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IF([.A26]&gt;[.B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IF([.A27]&gt;[.B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table:formula="of:=IF([.A28]&gt;[.B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formula="of:=IF([.A29]&gt;[.B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IF([.A30]&gt;[.B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table:formula="of:=IF([.A31]&gt;[.B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formula="of:=IF([.A32]&gt;[.B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formula="of:=IF([.A33]&gt;[.B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IF([.A34]&gt;[.B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formula="of:=IF([.A35]&gt;[.B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IF([.A36]&gt;[.B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IF([.A37]&gt;[.B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IF([.A38]&gt;[.B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IF([.A39]&gt;[.B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IF([.A40]&gt;[.B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IF([.A41]&gt;[.B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formula="of:=IF([.A42]&gt;[.B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IF([.A43]&gt;[.B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IF([.A44]&gt;[.B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table:formula="of:=IF([.A45]&gt;[.B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IF([.A46]&gt;[.B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formula="of:=IF([.A47]&gt;[.B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table:formula="of:=IF([.A48]&gt;[.B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formula="of:=IF([.A49]&gt;[.B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IF([.A50]&gt;[.B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formula="of:=IF([.A51]&gt;[.B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formula="of:=IF([.A52]&gt;[.B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IF([.A53]&gt;[.B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formula="of:=IF([.A54]&gt;[.B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IF([.A55]&gt;[.B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IF([.A56]&gt;[.B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IF([.A57]&gt;[.B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IF([.A58]&gt;[.B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IF([.A59]&gt;[.B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IF([.A60]&gt;[.B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A61]&gt;[.B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formula="of:=IF([.A62]&gt;[.B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IF([.A63]&gt;[.B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formula="of:=IF([.A64]&gt;[.B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A65]&gt;[.B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IF([.A66]&gt;[.B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A67]&gt;[.B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IF([.A68]&gt;[.B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table:formula="of:=IF([.A69]&gt;[.B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IF([.A70]&gt;[.B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IF([.A71]&gt;[.B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formula="of:=IF([.A72]&gt;[.B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IF([.A73]&gt;[.B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IF([.A74]&gt;[.B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IF([.A75]&gt;[.B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formula="of:=IF([.A76]&gt;[.B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formula="of:=IF([.A77]&gt;[.B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IF([.A78]&gt;[.B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A79]&gt;[.B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IF([.A80]&gt;[.B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formula="of:=IF([.A81]&gt;[.B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formula="of:=IF([.A82]&gt;[.B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formula="of:=IF([.A83]&gt;[.B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A84]&gt;[.B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formula="of:=IF([.A85]&gt;[.B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IF([.A86]&gt;[.B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IF([.A87]&gt;[.B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IF([.A88]&gt;[.B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IF([.A89]&gt;[.B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IF([.A90]&gt;[.B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formula="of:=IF([.A91]&gt;[.B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formula="of:=IF([.A92]&gt;[.B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IF([.A93]&gt;[.B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IF([.A94]&gt;[.B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table:formula="of:=IF([.A95]&gt;[.B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IF([.A96]&gt;[.B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IF([.A97]&gt;[.B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formula="of:=IF([.A98]&gt;[.B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formula="of:=IF([.A99]&gt;[.B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IF([.A100]&gt;[.B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IF([.A101]&gt;[.B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IF([.A102]&gt;[.B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IF([.A103]&gt;[.B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IF([.A104]&gt;[.B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IF([.A105]&gt;[.B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IF([.A106]&gt;[.B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IF([.A107]&gt;[.B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IF([.A108]&gt;[.B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table:formula="of:=IF([.A109]&gt;[.B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formula="of:=IF([.A110]&gt;[.B1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F([.A111]&gt;[.B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IF([.A112]&gt;[.B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A113]&gt;[.B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IF([.A114]&gt;[.B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A115]&gt;[.B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formula="of:=IF([.A116]&gt;[.B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IF([.A117]&gt;[.B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IF([.A118]&gt;[.B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IF([.A119]&gt;[.B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IF([.A120]&gt;[.B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IF([.A121]&gt;[.B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table:formula="of:=IF([.A122]&gt;[.B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IF([.A123]&gt;[.B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formula="of:=IF([.A124]&gt;[.B1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IF([.A125]&gt;[.B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IF([.A126]&gt;[.B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IF([.A127]&gt;[.B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formula="of:=IF([.A128]&gt;[.B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IF([.A129]&gt;[.B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IF([.A130]&gt;[.B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formula="of:=IF([.A131]&gt;[.B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IF([.A132]&gt;[.B1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formula="of:=IF([.A133]&gt;[.B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table:formula="of:=IF([.A134]&gt;[.B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IF([.A135]&gt;[.B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IF([.A136]&gt;[.B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IF([.A137]&gt;[.B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formula="of:=IF([.A138]&gt;[.B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IF([.A139]&gt;[.B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IF([.A140]&gt;[.B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formula="of:=IF([.A141]&gt;[.B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formula="of:=IF([.A142]&gt;[.B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IF([.A143]&gt;[.B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IF([.A144]&gt;[.B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table:formula="of:=IF([.A145]&gt;[.B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IF([.A146]&gt;[.B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IF([.A147]&gt;[.B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formula="of:=IF([.A148]&gt;[.B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IF([.A149]&gt;[.B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IF([.A150]&gt;[.B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IF([.A151]&gt;[.B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formula="of:=IF([.A152]&gt;[.B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IF([.A153]&gt;[.B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[.A154]&gt;[.B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formula="of:=IF([.A155]&gt;[.B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formula="of:=IF([.A156]&gt;[.B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IF([.A157]&gt;[.B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formula="of:=IF([.A158]&gt;[.B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A159]&gt;[.B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formula="of:=IF([.A160]&gt;[.B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IF([.A161]&gt;[.B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table:formula="of:=IF([.A162]&gt;[.B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formula="of:=IF([.A163]&gt;[.B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formula="of:=IF([.A164]&gt;[.B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formula="of:=IF([.A165]&gt;[.B16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IF([.A166]&gt;[.B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IF([.A167]&gt;[.B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IF([.A168]&gt;[.B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formula="of:=IF([.A169]&gt;[.B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IF([.A170]&gt;[.B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IF([.A171]&gt;[.B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IF([.A172]&gt;[.B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IF([.A173]&gt;[.B17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IF([.A174]&gt;[.B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formula="of:=IF([.A175]&gt;[.B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IF([.A176]&gt;[.B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formula="of:=IF([.A177]&gt;[.B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formula="of:=IF([.A178]&gt;[.B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formula="of:=IF([.A179]&gt;[.B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IF([.A180]&gt;[.B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IF([.A181]&gt;[.B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formula="of:=IF([.A182]&gt;[.B1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formula="of:=IF([.A183]&gt;[.B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formula="of:=IF([.A184]&gt;[.B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([.A185]&gt;[.B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IF([.A186]&gt;[.B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IF([.A187]&gt;[.B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IF([.A188]&gt;[.B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A189]&gt;[.B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IF([.A190]&gt;[.B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IF([.A191]&gt;[.B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formula="of:=IF([.A192]&gt;[.B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formula="of:=IF([.A193]&gt;[.B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IF([.A194]&gt;[.B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formula="of:=IF([.A195]&gt;[.B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table:formula="of:=IF([.A196]&gt;[.B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formula="of:=IF([.A197]&gt;[.B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formula="of:=IF([.A198]&gt;[.B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IF([.A199]&gt;[.B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IF([.A200]&gt;[.B20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IF([.A201]&gt;[.B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IF([.A202]&gt;[.B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IF([.A203]&gt;[.B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IF([.A204]&gt;[.B20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IF([.A205]&gt;[.B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formula="of:=IF([.A206]&gt;[.B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formula="of:=IF([.A207]&gt;[.B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IF([.A208]&gt;[.B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formula="of:=IF([.A209]&gt;[.B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IF([.A210]&gt;[.B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formula="of:=IF([.A211]&gt;[.B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IF([.A212]&gt;[.B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formula="of:=IF([.A213]&gt;[.B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formula="of:=IF([.A214]&gt;[.B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IF([.A215]&gt;[.B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IF([.A216]&gt;[.B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IF([.A217]&gt;[.B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IF([.A218]&gt;[.B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table:formula="of:=IF([.A219]&gt;[.B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IF([.A220]&gt;[.B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IF([.A221]&gt;[.B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IF([.A222]&gt;[.B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IF([.A223]&gt;[.B2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IF([.A224]&gt;[.B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IF([.A225]&gt;[.B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IF([.A226]&gt;[.B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IF([.A227]&gt;[.B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formula="of:=IF([.A228]&gt;[.B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IF([.A229]&gt;[.B2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IF([.A230]&gt;[.B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table:formula="of:=IF([.A231]&gt;[.B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formula="of:=IF([.A232]&gt;[.B2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formula="of:=IF([.A233]&gt;[.B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formula="of:=IF([.A234]&gt;[.B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IF([.A235]&gt;[.B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IF([.A236]&gt;[.B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IF([.A237]&gt;[.B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formula="of:=IF([.A238]&gt;[.B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formula="of:=IF([.A239]&gt;[.B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IF([.A240]&gt;[.B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IF([.A241]&gt;[.B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formula="of:=IF([.A242]&gt;[.B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IF([.A243]&gt;[.B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IF([.A244]&gt;[.B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formula="of:=IF([.A245]&gt;[.B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table:formula="of:=IF([.A246]&gt;[.B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IF([.A247]&gt;[.B2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formula="of:=IF([.A248]&gt;[.B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formula="of:=IF([.A249]&gt;[.B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A250]&gt;[.B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IF([.A251]&gt;[.B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IF([.A252]&gt;[.B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IF([.A253]&gt;[.B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A254]&gt;[.B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IF([.A255]&gt;[.B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formula="of:=IF([.A256]&gt;[.B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IF([.A257]&gt;[.B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IF([.A258]&gt;[.B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formula="of:=IF([.A259]&gt;[.B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formula="of:=IF([.A260]&gt;[.B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IF([.A261]&gt;[.B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A262]&gt;[.B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IF([.A263]&gt;[.B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IF([.A264]&gt;[.B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IF([.A265]&gt;[.B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formula="of:=IF([.A266]&gt;[.B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formula="of:=IF([.A267]&gt;[.B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IF([.A268]&gt;[.B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formula="of:=IF([.A269]&gt;[.B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formula="of:=IF([.A270]&gt;[.B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IF([.A271]&gt;[.B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formula="of:=IF([.A272]&gt;[.B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IF([.A273]&gt;[.B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IF([.A274]&gt;[.B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formula="of:=IF([.A275]&gt;[.B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IF([.A276]&gt;[.B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IF([.A277]&gt;[.B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formula="of:=IF([.A278]&gt;[.B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A279]&gt;[.B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IF([.A280]&gt;[.B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formula="of:=IF([.A281]&gt;[.B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IF([.A282]&gt;[.B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IF([.A283]&gt;[.B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IF([.A284]&gt;[.B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IF([.A285]&gt;[.B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IF([.A286]&gt;[.B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IF([.A287]&gt;[.B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A288]&gt;[.B28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IF([.A289]&gt;[.B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formula="of:=IF([.A290]&gt;[.B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IF([.A291]&gt;[.B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formula="of:=IF([.A292]&gt;[.B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IF([.A293]&gt;[.B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IF([.A294]&gt;[.B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formula="of:=IF([.A295]&gt;[.B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formula="of:=IF([.A296]&gt;[.B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A297]&gt;[.B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formula="of:=IF([.A298]&gt;[.B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formula="of:=IF([.A299]&gt;[.B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[.A300]&gt;[.B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IF([.A301]&gt;[.B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IF([.A302]&gt;[.B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formula="of:=IF([.A303]&gt;[.B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IF([.A304]&gt;[.B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IF([.A305]&gt;[.B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IF([.A306]&gt;[.B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IF([.A307]&gt;[.B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IF([.A308]&gt;[.B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IF([.A309]&gt;[.B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formula="of:=IF([.A310]&gt;[.B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formula="of:=IF([.A311]&gt;[.B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A312]&gt;[.B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formula="of:=IF([.A313]&gt;[.B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IF([.A314]&gt;[.B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formula="of:=IF([.A315]&gt;[.B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A316]&gt;[.B3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IF([.A317]&gt;[.B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([.A318]&gt;[.B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IF([.A319]&gt;[.B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IF([.A320]&gt;[.B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IF([.A321]&gt;[.B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IF([.A322]&gt;[.B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IF([.A323]&gt;[.B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IF([.A324]&gt;[.B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formula="of:=IF([.A325]&gt;[.B32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IF([.A326]&gt;[.B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IF([.A327]&gt;[.B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table:formula="of:=IF([.A328]&gt;[.B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IF([.A329]&gt;[.B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A330]&gt;[.B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formula="of:=IF([.A331]&gt;[.B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formula="of:=IF([.A332]&gt;[.B3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([.A333]&gt;[.B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table:formula="of:=IF([.A334]&gt;[.B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formula="of:=IF([.A335]&gt;[.B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IF([.A336]&gt;[.B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IF([.A337]&gt;[.B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formula="of:=IF([.A338]&gt;[.B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formula="of:=IF([.A339]&gt;[.B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IF([.A340]&gt;[.B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IF([.A341]&gt;[.B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IF([.A342]&gt;[.B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IF([.A343]&gt;[.B34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IF([.A344]&gt;[.B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table:formula="of:=IF([.A345]&gt;[.B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table:formula="of:=IF([.A346]&gt;[.B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formula="of:=IF([.A347]&gt;[.B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formula="of:=IF([.A348]&gt;[.B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IF([.A349]&gt;[.B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formula="of:=IF([.A350]&gt;[.B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IF([.A351]&gt;[.B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IF([.A352]&gt;[.B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IF([.A353]&gt;[.B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IF([.A354]&gt;[.B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formula="of:=IF([.A355]&gt;[.B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IF([.A356]&gt;[.B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formula="of:=IF([.A357]&gt;[.B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[.A358]&gt;[.B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IF([.A359]&gt;[.B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formula="of:=IF([.A360]&gt;[.B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IF([.A361]&gt;[.B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A362]&gt;[.B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IF([.A363]&gt;[.B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IF([.A364]&gt;[.B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formula="of:=IF([.A365]&gt;[.B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IF([.A366]&gt;[.B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IF([.A367]&gt;[.B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[.A368]&gt;[.B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table:formula="of:=IF([.A369]&gt;[.B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IF([.A370]&gt;[.B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formula="of:=IF([.A371]&gt;[.B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IF([.A372]&gt;[.B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IF([.A373]&gt;[.B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IF([.A374]&gt;[.B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formula="of:=IF([.A375]&gt;[.B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IF([.A376]&gt;[.B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IF([.A377]&gt;[.B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IF([.A378]&gt;[.B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formula="of:=IF([.A379]&gt;[.B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IF([.A380]&gt;[.B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formula="of:=IF([.A381]&gt;[.B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table:formula="of:=IF([.A382]&gt;[.B3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([.A383]&gt;[.B3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formula="of:=IF([.A384]&gt;[.B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formula="of:=IF([.A385]&gt;[.B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IF([.A386]&gt;[.B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IF([.A387]&gt;[.B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A388]&gt;[.B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IF([.A389]&gt;[.B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[.A390]&gt;[.B39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IF([.A391]&gt;[.B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formula="of:=IF([.A392]&gt;[.B3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formula="of:=IF([.A393]&gt;[.B3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IF([.A394]&gt;[.B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formula="of:=IF([.A395]&gt;[.B3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formula="of:=IF([.A396]&gt;[.B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A397]&gt;[.B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formula="of:=IF([.A398]&gt;[.B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IF([.A399]&gt;[.B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IF([.A400]&gt;[.B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A401]&gt;[.B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IF([.A402]&gt;[.B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A403]&gt;[.B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IF([.A404]&gt;[.B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IF([.A405]&gt;[.B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formula="of:=IF([.A406]&gt;[.B4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formula="of:=IF([.A407]&gt;[.B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[.A408]&gt;[.B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formula="of:=IF([.A409]&gt;[.B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A410]&gt;[.B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IF([.A411]&gt;[.B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table:formula="of:=IF([.A412]&gt;[.B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formula="of:=IF([.A413]&gt;[.B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IF([.A414]&gt;[.B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IF([.A415]&gt;[.B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IF([.A416]&gt;[.B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IF([.A417]&gt;[.B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[.A418]&gt;[.B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formula="of:=IF([.A419]&gt;[.B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IF([.A420]&gt;[.B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IF([.A421]&gt;[.B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formula="of:=IF([.A422]&gt;[.B42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IF([.A423]&gt;[.B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IF([.A424]&gt;[.B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IF([.A425]&gt;[.B42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IF([.A426]&gt;[.B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IF([.A427]&gt;[.B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formula="of:=IF([.A428]&gt;[.B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formula="of:=IF([.A429]&gt;[.B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IF([.A430]&gt;[.B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table:formula="of:=IF([.A431]&gt;[.B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formula="of:=IF([.A432]&gt;[.B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IF([.A433]&gt;[.B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formula="of:=IF([.A434]&gt;[.B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IF([.A435]&gt;[.B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formula="of:=IF([.A436]&gt;[.B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IF([.A437]&gt;[.B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IF([.A438]&gt;[.B4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IF([.A439]&gt;[.B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IF([.A440]&gt;[.B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formula="of:=IF([.A441]&gt;[.B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IF([.A442]&gt;[.B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formula="of:=IF([.A443]&gt;[.B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IF([.A444]&gt;[.B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formula="of:=IF([.A445]&gt;[.B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formula="of:=IF([.A446]&gt;[.B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table:formula="of:=IF([.A447]&gt;[.B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formula="of:=IF([.A448]&gt;[.B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IF([.A449]&gt;[.B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IF([.A450]&gt;[.B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IF([.A451]&gt;[.B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formula="of:=IF([.A452]&gt;[.B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IF([.A453]&gt;[.B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[.A454]&gt;[.B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A455]&gt;[.B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IF([.A456]&gt;[.B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IF([.A457]&gt;[.B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IF([.A458]&gt;[.B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formula="of:=IF([.A459]&gt;[.B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IF([.A460]&gt;[.B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formula="of:=IF([.A461]&gt;[.B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IF([.A462]&gt;[.B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formula="of:=IF([.A463]&gt;[.B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IF([.A464]&gt;[.B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formula="of:=IF([.A465]&gt;[.B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formula="of:=IF([.A466]&gt;[.B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IF([.A467]&gt;[.B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IF([.A468]&gt;[.B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formula="of:=IF([.A469]&gt;[.B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IF([.A470]&gt;[.B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IF([.A471]&gt;[.B4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table:formula="of:=IF([.A472]&gt;[.B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IF([.A473]&gt;[.B4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IF([.A474]&gt;[.B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formula="of:=IF([.A475]&gt;[.B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IF([.A476]&gt;[.B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IF([.A477]&gt;[.B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formula="of:=IF([.A478]&gt;[.B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A479]&gt;[.B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A480]&gt;[.B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formula="of:=IF([.A481]&gt;[.B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IF([.A482]&gt;[.B4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IF([.A483]&gt;[.B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IF([.A484]&gt;[.B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IF([.A485]&gt;[.B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IF([.A486]&gt;[.B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IF([.A487]&gt;[.B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formula="of:=IF([.A488]&gt;[.B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formula="of:=IF([.A489]&gt;[.B4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IF([.A490]&gt;[.B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IF([.A491]&gt;[.B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formula="of:=IF([.A492]&gt;[.B4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IF([.A493]&gt;[.B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IF([.A494]&gt;[.B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formula="of:=IF([.A495]&gt;[.B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formula="of:=IF([.A496]&gt;[.B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A497]&gt;[.B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IF([.A498]&gt;[.B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A499]&gt;[.B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formula="of:=IF([.A500]&gt;[.B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A501]&gt;[.B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formula="of:=IF([.A502]&gt;[.B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IF([.A503]&gt;[.B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IF([.A504]&gt;[.B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formula="of:=IF([.A505]&gt;[.B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IF([.A506]&gt;[.B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IF([.A507]&gt;[.B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formula="of:=IF([.A508]&gt;[.B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IF([.A509]&gt;[.B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IF([.A510]&gt;[.B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formula="of:=IF([.A511]&gt;[.B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IF([.A512]&gt;[.B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IF([.A513]&gt;[.B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IF([.A514]&gt;[.B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formula="of:=IF([.A515]&gt;[.B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IF([.A516]&gt;[.B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IF([.A517]&gt;[.B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IF([.A518]&gt;[.B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formula="of:=IF([.A519]&gt;[.B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IF([.A520]&gt;[.B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formula="of:=IF([.A521]&gt;[.B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IF([.A522]&gt;[.B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IF([.A523]&gt;[.B5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IF([.A524]&gt;[.B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formula="of:=IF([.A525]&gt;[.B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IF([.A526]&gt;[.B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formula="of:=IF([.A527]&gt;[.B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table:formula="of:=IF([.A528]&gt;[.B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formula="of:=IF([.A529]&gt;[.B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IF([.A530]&gt;[.B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formula="of:=IF([.A531]&gt;[.B5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IF([.A532]&gt;[.B5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IF([.A533]&gt;[.B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formula="of:=IF([.A534]&gt;[.B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IF([.A535]&gt;[.B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formula="of:=IF([.A536]&gt;[.B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IF([.A537]&gt;[.B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IF([.A538]&gt;[.B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formula="of:=IF([.A539]&gt;[.B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formula="of:=IF([.A540]&gt;[.B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IF([.A541]&gt;[.B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IF([.A542]&gt;[.B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IF([.A543]&gt;[.B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IF([.A544]&gt;[.B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table:formula="of:=IF([.A545]&gt;[.B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IF([.A546]&gt;[.B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formula="of:=IF([.A547]&gt;[.B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IF([.A548]&gt;[.B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IF([.A549]&gt;[.B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table:formula="of:=IF([.A550]&gt;[.B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formula="of:=IF([.A551]&gt;[.B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formula="of:=IF([.A552]&gt;[.B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IF([.A553]&gt;[.B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IF([.A554]&gt;[.B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IF([.A555]&gt;[.B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formula="of:=IF([.A556]&gt;[.B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formula="of:=IF([.A557]&gt;[.B55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IF([.A558]&gt;[.B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IF([.A559]&gt;[.B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A560]&gt;[.B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IF([.A561]&gt;[.B56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IF([.A562]&gt;[.B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formula="of:=IF([.A563]&gt;[.B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formula="of:=IF([.A564]&gt;[.B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IF([.A565]&gt;[.B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IF([.A566]&gt;[.B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IF([.A567]&gt;[.B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IF([.A568]&gt;[.B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table:formula="of:=IF([.A569]&gt;[.B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IF([.A570]&gt;[.B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IF([.A571]&gt;[.B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formula="of:=IF([.A572]&gt;[.B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formula="of:=IF([.A573]&gt;[.B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IF([.A574]&gt;[.B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IF([.A575]&gt;[.B57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IF([.A576]&gt;[.B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IF([.A577]&gt;[.B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IF([.A578]&gt;[.B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IF([.A579]&gt;[.B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formula="of:=IF([.A580]&gt;[.B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formula="of:=IF([.A581]&gt;[.B5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formula="of:=IF([.A582]&gt;[.B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formula="of:=IF([.A583]&gt;[.B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formula="of:=IF([.A584]&gt;[.B5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IF([.A585]&gt;[.B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formula="of:=IF([.A586]&gt;[.B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formula="of:=IF([.A587]&gt;[.B5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IF([.A588]&gt;[.B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table:formula="of:=IF([.A589]&gt;[.B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IF([.A590]&gt;[.B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IF([.A591]&gt;[.B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formula="of:=IF([.A592]&gt;[.B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formula="of:=IF([.A593]&gt;[.B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IF([.A594]&gt;[.B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formula="of:=IF([.A595]&gt;[.B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formula="of:=IF([.A596]&gt;[.B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IF([.A597]&gt;[.B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formula="of:=IF([.A598]&gt;[.B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IF([.A599]&gt;[.B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table:formula="of:=IF([.A600]&gt;[.B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[.A601]&gt;[.B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formula="of:=IF([.A602]&gt;[.B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IF([.A603]&gt;[.B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IF([.A604]&gt;[.B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formula="of:=IF([.A605]&gt;[.B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IF([.A606]&gt;[.B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IF([.A607]&gt;[.B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IF([.A608]&gt;[.B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IF([.A609]&gt;[.B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IF([.A610]&gt;[.B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A611]&gt;[.B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formula="of:=IF([.A612]&gt;[.B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table:formula="of:=IF([.A613]&gt;[.B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IF([.A614]&gt;[.B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table:formula="of:=IF([.A615]&gt;[.B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[.A616]&gt;[.B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IF([.A617]&gt;[.B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formula="of:=IF([.A618]&gt;[.B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table:formula="of:=IF([.A619]&gt;[.B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formula="of:=IF([.A620]&gt;[.B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IF([.A621]&gt;[.B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formula="of:=IF([.A622]&gt;[.B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IF([.A623]&gt;[.B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formula="of:=IF([.A624]&gt;[.B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formula="of:=IF([.A625]&gt;[.B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formula="of:=IF([.A626]&gt;[.B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IF([.A627]&gt;[.B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formula="of:=IF([.A628]&gt;[.B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IF([.A629]&gt;[.B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formula="of:=IF([.A630]&gt;[.B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formula="of:=IF([.A631]&gt;[.B6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formula="of:=IF([.A632]&gt;[.B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IF([.A633]&gt;[.B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formula="of:=IF([.A634]&gt;[.B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IF([.A635]&gt;[.B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formula="of:=IF([.A636]&gt;[.B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IF([.A637]&gt;[.B6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IF([.A638]&gt;[.B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formula="of:=IF([.A639]&gt;[.B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IF([.A640]&gt;[.B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IF([.A641]&gt;[.B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IF([.A642]&gt;[.B6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IF([.A643]&gt;[.B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IF([.A644]&gt;[.B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formula="of:=IF([.A645]&gt;[.B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IF([.A646]&gt;[.B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formula="of:=IF([.A647]&gt;[.B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table:formula="of:=IF([.A648]&gt;[.B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A649]&gt;[.B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IF([.A650]&gt;[.B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formula="of:=IF([.A651]&gt;[.B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table:formula="of:=IF([.A652]&gt;[.B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IF([.A653]&gt;[.B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IF([.A654]&gt;[.B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A655]&gt;[.B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IF([.A656]&gt;[.B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IF([.A657]&gt;[.B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IF([.A658]&gt;[.B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table:formula="of:=IF([.A659]&gt;[.B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formula="of:=IF([.A660]&gt;[.B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IF([.A661]&gt;[.B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formula="of:=IF([.A662]&gt;[.B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formula="of:=IF([.A663]&gt;[.B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IF([.A664]&gt;[.B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table:formula="of:=IF([.A665]&gt;[.B66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IF([.A666]&gt;[.B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IF([.A667]&gt;[.B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formula="of:=IF([.A668]&gt;[.B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table:formula="of:=IF([.A669]&gt;[.B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formula="of:=IF([.A670]&gt;[.B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IF([.A671]&gt;[.B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formula="of:=IF([.A672]&gt;[.B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formula="of:=IF([.A673]&gt;[.B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IF([.A674]&gt;[.B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formula="of:=IF([.A675]&gt;[.B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IF([.A676]&gt;[.B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IF([.A677]&gt;[.B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formula="of:=IF([.A678]&gt;[.B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formula="of:=IF([.A679]&gt;[.B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table:formula="of:=IF([.A680]&gt;[.B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table:formula="of:=IF([.A681]&gt;[.B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IF([.A682]&gt;[.B6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formula="of:=IF([.A683]&gt;[.B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formula="of:=IF([.A684]&gt;[.B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IF([.A685]&gt;[.B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[.A686]&gt;[.B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IF([.A687]&gt;[.B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IF([.A688]&gt;[.B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formula="of:=IF([.A689]&gt;[.B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formula="of:=IF([.A690]&gt;[.B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[.A691]&gt;[.B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formula="of:=IF([.A692]&gt;[.B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IF([.A693]&gt;[.B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IF([.A694]&gt;[.B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formula="of:=IF([.A695]&gt;[.B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formula="of:=IF([.A696]&gt;[.B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formula="of:=IF([.A697]&gt;[.B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table:formula="of:=IF([.A698]&gt;[.B6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IF([.A699]&gt;[.B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formula="of:=IF([.A700]&gt;[.B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formula="of:=IF([.A701]&gt;[.B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IF([.A702]&gt;[.B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formula="of:=IF([.A703]&gt;[.B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formula="of:=IF([.A704]&gt;[.B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IF([.A705]&gt;[.B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IF([.A706]&gt;[.B7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IF([.A707]&gt;[.B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IF([.A708]&gt;[.B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IF([.A709]&gt;[.B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A710]&gt;[.B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formula="of:=IF([.A711]&gt;[.B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formula="of:=IF([.A712]&gt;[.B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formula="of:=IF([.A713]&gt;[.B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([.A714]&gt;[.B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table:formula="of:=IF([.A715]&gt;[.B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formula="of:=IF([.A716]&gt;[.B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IF([.A717]&gt;[.B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formula="of:=IF([.A718]&gt;[.B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formula="of:=IF([.A719]&gt;[.B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A720]&gt;[.B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IF([.A721]&gt;[.B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IF([.A722]&gt;[.B7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IF([.A723]&gt;[.B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IF([.A724]&gt;[.B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formula="of:=IF([.A725]&gt;[.B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formula="of:=IF([.A726]&gt;[.B72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IF([.A727]&gt;[.B7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formula="of:=IF([.A728]&gt;[.B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formula="of:=IF([.A729]&gt;[.B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IF([.A730]&gt;[.B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IF([.A731]&gt;[.B7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formula="of:=IF([.A732]&gt;[.B7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IF([.A733]&gt;[.B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formula="of:=IF([.A734]&gt;[.B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formula="of:=IF([.A735]&gt;[.B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formula="of:=IF([.A736]&gt;[.B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formula="of:=IF([.A737]&gt;[.B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formula="of:=IF([.A738]&gt;[.B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IF([.A739]&gt;[.B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IF([.A740]&gt;[.B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formula="of:=IF([.A741]&gt;[.B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formula="of:=IF([.A742]&gt;[.B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IF([.A743]&gt;[.B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formula="of:=IF([.A744]&gt;[.B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table:formula="of:=IF([.A745]&gt;[.B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IF([.A746]&gt;[.B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IF([.A747]&gt;[.B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table:formula="of:=IF([.A748]&gt;[.B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formula="of:=IF([.A749]&gt;[.B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IF([.A750]&gt;[.B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formula="of:=IF([.A751]&gt;[.B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formula="of:=IF([.A752]&gt;[.B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table:formula="of:=IF([.A753]&gt;[.B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formula="of:=IF([.A754]&gt;[.B7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IF([.A755]&gt;[.B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IF([.A756]&gt;[.B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IF([.A757]&gt;[.B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A758]&gt;[.B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IF([.A759]&gt;[.B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A760]&gt;[.B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IF([.A761]&gt;[.B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IF([.A762]&gt;[.B7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IF([.A763]&gt;[.B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IF([.A764]&gt;[.B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table:formula="of:=IF([.A765]&gt;[.B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IF([.A766]&gt;[.B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IF([.A767]&gt;[.B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formula="of:=IF([.A768]&gt;[.B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IF([.A769]&gt;[.B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IF([.A770]&gt;[.B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IF([.A771]&gt;[.B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table:formula="of:=IF([.A772]&gt;[.B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IF([.A773]&gt;[.B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IF([.A774]&gt;[.B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formula="of:=IF([.A775]&gt;[.B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table:formula="of:=IF([.A776]&gt;[.B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IF([.A777]&gt;[.B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table:formula="of:=IF([.A778]&gt;[.B7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IF([.A779]&gt;[.B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formula="of:=IF([.A780]&gt;[.B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table:formula="of:=IF([.A781]&gt;[.B7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formula="of:=IF([.A782]&gt;[.B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A783]&gt;[.B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table:formula="of:=IF([.A784]&gt;[.B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IF([.A785]&gt;[.B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formula="of:=IF([.A786]&gt;[.B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formula="of:=IF([.A787]&gt;[.B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formula="of:=IF([.A788]&gt;[.B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formula="of:=IF([.A789]&gt;[.B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IF([.A790]&gt;[.B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IF([.A791]&gt;[.B7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IF([.A792]&gt;[.B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IF([.A793]&gt;[.B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formula="of:=IF([.A794]&gt;[.B7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formula="of:=IF([.A795]&gt;[.B7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IF([.A796]&gt;[.B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formula="of:=IF([.A797]&gt;[.B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table:formula="of:=IF([.A798]&gt;[.B7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IF([.A799]&gt;[.B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IF([.A800]&gt;[.B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formula="of:=IF([.A801]&gt;[.B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IF([.A802]&gt;[.B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IF([.A803]&gt;[.B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formula="of:=IF([.A804]&gt;[.B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IF([.A805]&gt;[.B8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formula="of:=IF([.A806]&gt;[.B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IF([.A807]&gt;[.B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formula="of:=IF([.A808]&gt;[.B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IF([.A809]&gt;[.B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IF([.A810]&gt;[.B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IF([.A811]&gt;[.B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formula="of:=IF([.A812]&gt;[.B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formula="of:=IF([.A813]&gt;[.B8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IF([.A814]&gt;[.B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IF([.A815]&gt;[.B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IF([.A816]&gt;[.B8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IF([.A817]&gt;[.B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IF([.A818]&gt;[.B8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table:formula="of:=IF([.A819]&gt;[.B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IF([.A820]&gt;[.B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IF([.A821]&gt;[.B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table:formula="of:=IF([.A822]&gt;[.B8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IF([.A823]&gt;[.B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IF([.A824]&gt;[.B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IF([.A825]&gt;[.B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formula="of:=IF([.A826]&gt;[.B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IF([.A827]&gt;[.B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table:formula="of:=IF([.A828]&gt;[.B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formula="of:=IF([.A829]&gt;[.B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formula="of:=IF([.A830]&gt;[.B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formula="of:=IF([.A831]&gt;[.B83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formula="of:=IF([.A832]&gt;[.B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IF([.A833]&gt;[.B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table:formula="of:=IF([.A834]&gt;[.B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formula="of:=IF([.A835]&gt;[.B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formula="of:=IF([.A836]&gt;[.B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formula="of:=IF([.A837]&gt;[.B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formula="of:=IF([.A838]&gt;[.B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IF([.A839]&gt;[.B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IF([.A840]&gt;[.B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IF([.A841]&gt;[.B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IF([.A842]&gt;[.B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IF([.A843]&gt;[.B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IF([.A844]&gt;[.B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IF([.A845]&gt;[.B8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formula="of:=IF([.A846]&gt;[.B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IF([.A847]&gt;[.B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table:formula="of:=IF([.A848]&gt;[.B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IF([.A849]&gt;[.B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formula="of:=IF([.A850]&gt;[.B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A851]&gt;[.B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table:formula="of:=IF([.A852]&gt;[.B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IF([.A853]&gt;[.B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formula="of:=IF([.A854]&gt;[.B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formula="of:=IF([.A855]&gt;[.B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IF([.A856]&gt;[.B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IF([.A857]&gt;[.B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IF([.A858]&gt;[.B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formula="of:=IF([.A859]&gt;[.B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IF([.A860]&gt;[.B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IF([.A861]&gt;[.B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formula="of:=IF([.A862]&gt;[.B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formula="of:=IF([.A863]&gt;[.B8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IF([.A864]&gt;[.B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IF([.A865]&gt;[.B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formula="of:=IF([.A866]&gt;[.B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formula="of:=IF([.A867]&gt;[.B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IF([.A868]&gt;[.B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formula="of:=IF([.A869]&gt;[.B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formula="of:=IF([.A870]&gt;[.B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formula="of:=IF([.A871]&gt;[.B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formula="of:=IF([.A872]&gt;[.B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formula="of:=IF([.A873]&gt;[.B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IF([.A874]&gt;[.B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formula="of:=IF([.A875]&gt;[.B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IF([.A876]&gt;[.B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IF([.A877]&gt;[.B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table:formula="of:=IF([.A878]&gt;[.B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formula="of:=IF([.A879]&gt;[.B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formula="of:=IF([.A880]&gt;[.B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formula="of:=IF([.A881]&gt;[.B8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formula="of:=IF([.A882]&gt;[.B8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IF([.A883]&gt;[.B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formula="of:=IF([.A884]&gt;[.B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formula="of:=IF([.A885]&gt;[.B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IF([.A886]&gt;[.B88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F([.A887]&gt;[.B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A888]&gt;[.B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table:formula="of:=IF([.A889]&gt;[.B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IF([.A890]&gt;[.B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formula="of:=IF([.A891]&gt;[.B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formula="of:=IF([.A892]&gt;[.B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IF([.A893]&gt;[.B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IF([.A894]&gt;[.B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formula="of:=IF([.A895]&gt;[.B8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formula="of:=IF([.A896]&gt;[.B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formula="of:=IF([.A897]&gt;[.B89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table:formula="of:=IF([.A898]&gt;[.B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IF([.A899]&gt;[.B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formula="of:=IF([.A900]&gt;[.B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table:formula="of:=IF([.A901]&gt;[.B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IF([.A902]&gt;[.B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A903]&gt;[.B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formula="of:=IF([.A904]&gt;[.B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A905]&gt;[.B9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IF([.A906]&gt;[.B90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IF([.A907]&gt;[.B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formula="of:=IF([.A908]&gt;[.B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table:formula="of:=IF([.A909]&gt;[.B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formula="of:=IF([.A910]&gt;[.B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table:formula="of:=IF([.A911]&gt;[.B9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F([.A912]&gt;[.B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formula="of:=IF([.A913]&gt;[.B91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IF([.A914]&gt;[.B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formula="of:=IF([.A915]&gt;[.B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formula="of:=IF([.A916]&gt;[.B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IF([.A917]&gt;[.B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IF([.A918]&gt;[.B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table:formula="of:=IF([.A919]&gt;[.B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formula="of:=IF([.A920]&gt;[.B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formula="of:=IF([.A921]&gt;[.B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table:formula="of:=IF([.A922]&gt;[.B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IF([.A923]&gt;[.B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formula="of:=IF([.A924]&gt;[.B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IF([.A925]&gt;[.B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table:formula="of:=IF([.A926]&gt;[.B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A927]&gt;[.B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formula="of:=IF([.A928]&gt;[.B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formula="of:=IF([.A929]&gt;[.B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formula="of:=IF([.A930]&gt;[.B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table:formula="of:=IF([.A931]&gt;[.B9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formula="of:=IF([.A932]&gt;[.B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IF([.A933]&gt;[.B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table:formula="of:=IF([.A934]&gt;[.B9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IF([.A935]&gt;[.B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formula="of:=IF([.A936]&gt;[.B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IF([.A937]&gt;[.B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table:formula="of:=IF([.A938]&gt;[.B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formula="of:=IF([.A939]&gt;[.B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IF([.A940]&gt;[.B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IF([.A941]&gt;[.B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IF([.A942]&gt;[.B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formula="of:=IF([.A943]&gt;[.B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IF([.A944]&gt;[.B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table:formula="of:=IF([.A945]&gt;[.B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IF([.A946]&gt;[.B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IF([.A947]&gt;[.B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table:formula="of:=IF([.A948]&gt;[.B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formula="of:=IF([.A949]&gt;[.B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formula="of:=IF([.A950]&gt;[.B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table:formula="of:=IF([.A951]&gt;[.B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formula="of:=IF([.A952]&gt;[.B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formula="of:=IF([.A953]&gt;[.B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IF([.A954]&gt;[.B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IF([.A955]&gt;[.B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table:formula="of:=IF([.A956]&gt;[.B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A957]&gt;[.B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A958]&gt;[.B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formula="of:=IF([.A959]&gt;[.B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formula="of:=IF([.A960]&gt;[.B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formula="of:=IF([.A961]&gt;[.B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formula="of:=IF([.A962]&gt;[.B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table:formula="of:=IF([.A963]&gt;[.B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IF([.A964]&gt;[.B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formula="of:=IF([.A965]&gt;[.B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table:formula="of:=IF([.A966]&gt;[.B9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IF([.A967]&gt;[.B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formula="of:=IF([.A968]&gt;[.B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table:formula="of:=IF([.A969]&gt;[.B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formula="of:=IF([.A970]&gt;[.B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formula="of:=IF([.A971]&gt;[.B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formula="of:=IF([.A972]&gt;[.B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formula="of:=IF([.A973]&gt;[.B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IF([.A974]&gt;[.B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formula="of:=IF([.A975]&gt;[.B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formula="of:=IF([.A976]&gt;[.B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IF([.A977]&gt;[.B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table:formula="of:=IF([.A978]&gt;[.B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formula="of:=IF([.A979]&gt;[.B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formula="of:=IF([.A980]&gt;[.B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formula="of:=IF([.A981]&gt;[.B98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table:formula="of:=IF([.A982]&gt;[.B9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formula="of:=IF([.A983]&gt;[.B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table:formula="of:=IF([.A984]&gt;[.B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formula="of:=IF([.A985]&gt;[.B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IF([.A986]&gt;[.B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formula="of:=IF([.A987]&gt;[.B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formula="of:=IF([.A988]&gt;[.B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formula="of:=IF([.A989]&gt;[.B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formula="of:=IF([.A990]&gt;[.B9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IF([.A991]&gt;[.B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formula="of:=IF([.A992]&gt;[.B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table:formula="of:=IF([.A993]&gt;[.B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IF([.A994]&gt;[.B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IF([.A995]&gt;[.B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formula="of:=IF([.A996]&gt;[.B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table:formula="of:=IF([.A997]&gt;[.B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table:formula="of:=IF([.A998]&gt;[.B9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IF([.A999]&gt;[.B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formula="of:=IF([.A1000]&gt;[.B1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formula="of:=IF([.A1001]&gt;[.B1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formula="of:=IF([.A1002]&gt;[.B1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formula="of:=IF([.A1003]&gt;[.B1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formula="of:=IF([.A1004]&gt;[.B1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IF([.A1005]&gt;[.B1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formula="of:=IF([.A1006]&gt;[.B1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formula="of:=IF([.A1007]&gt;[.B1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formula="of:=IF([.A1008]&gt;[.B1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formula="of:=IF([.A1009]&gt;[.B1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IF([.A1010]&gt;[.B1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formula="of:=IF([.A1011]&gt;[.B1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IF([.A1012]&gt;[.B1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table:formula="of:=IF([.A1013]&gt;[.B10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IF([.A1014]&gt;[.B1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IF([.A1015]&gt;[.B1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formula="of:=IF([.A1016]&gt;[.B10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IF([.A1017]&gt;[.B1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formula="of:=IF([.A1018]&gt;[.B1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IF([.A1019]&gt;[.B10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IF([.A1020]&gt;[.B10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IF([.A1021]&gt;[.B1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table:formula="of:=IF([.A1022]&gt;[.B1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IF([.A1023]&gt;[.B1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formula="of:=IF([.A1024]&gt;[.B1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table:formula="of:=IF([.A1025]&gt;[.B1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table:formula="of:=IF([.A1026]&gt;[.B1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formula="of:=IF([.A1027]&gt;[.B1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table:formula="of:=IF([.A1028]&gt;[.B1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formula="of:=IF([.A1029]&gt;[.B1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table:formula="of:=IF([.A1030]&gt;[.B1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formula="of:=IF([.A1031]&gt;[.B10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formula="of:=IF([.A1032]&gt;[.B1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formula="of:=IF([.A1033]&gt;[.B1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formula="of:=IF([.A1034]&gt;[.B1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formula="of:=IF([.A1035]&gt;[.B1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formula="of:=IF([.A1036]&gt;[.B1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IF([.A1037]&gt;[.B1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formula="of:=IF([.A1038]&gt;[.B1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formula="of:=IF([.A1039]&gt;[.B1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formula="of:=IF([.A1040]&gt;[.B1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formula="of:=IF([.A1041]&gt;[.B1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IF([.A1042]&gt;[.B1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IF([.A1043]&gt;[.B1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formula="of:=IF([.A1044]&gt;[.B1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formula="of:=IF([.A1045]&gt;[.B1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formula="of:=IF([.A1046]&gt;[.B1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formula="of:=IF([.A1047]&gt;[.B1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table:formula="of:=IF([.A1048]&gt;[.B1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formula="of:=IF([.A1049]&gt;[.B1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IF([.A1050]&gt;[.B10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1050])" office:value-type="float" office:value="488" calcext:value-type="float">
            <text:p>488</text:p>
          </table:table-cell>
          <table:table-cell table:formula="of:=[.C1051]/1051" office:value-type="float" office:value="0.464319695528069" calcext:value-type="float">
            <text:p>0.464319695528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3T01:40:47.600583246</dc:date>
    <meta:editing-duration>PT4M18S</meta:editing-duration>
    <meta:editing-cycles>1</meta:editing-cycles>
    <meta:document-statistic meta:table-count="1" meta:cell-count="3152" meta:object-count="0"/>
    <meta:generator>LibreOffice/24.2.7.2$Linux_X86_64 LibreOffice_project/420$Build-2</meta:generator>
  </office:meta>
</office:document-meta>
</file>